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InputStreamInterpreter.deserialize( final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InputStreamInterpreter.read( final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InputStreamInterpret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InputStreamInterpret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